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language="sk" fo:country="SK"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Arial" fo:font-size="12pt" fo:language="sk" fo:country="SK"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language="sk" fo:country="SK"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language="sk" fo:country="SK"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style:font-name="Arial" fo:font-size="12pt" fo:language="sk" fo:country="SK" fo:font-weight="bold" style:font-size-asian="12pt" style:font-weight-asian="bold" style:font-size-complex="12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font-name="Arial" fo:font-size="12pt" fo:language="sk" fo:country="SK" fo:font-weight="normal" style:font-size-asian="12pt" style:font-weight-asian="normal" style:font-size-complex="12pt" style:font-weight-complex="normal"/>
    </style:style>
    <style:style style:name="P7" style:family="paragraph" style:parent-style-name="Standard">
      <style:paragraph-properties fo:margin-left="1.251cm" fo:margin-right="0cm" fo:text-align="start" style:justify-single-word="false" fo:text-indent="0cm" style:auto-text-indent="false"/>
      <style:text-properties fo:color="#ff420e" style:font-name="Arial" fo:font-size="12pt" fo:language="sk" fo:country="SK"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language="sk" fo:country="SK" fo:font-weight="bold" style:font-size-asian="12pt" style:font-weight-asian="bold" style:font-size-complex="12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style:font-name="Arial" fo:font-size="12pt" fo:language="sk" fo:country="SK"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fo:color="#0084d1"/>
    </style:style>
    <style:style style:name="T6" style:family="text">
      <style:text-properties fo:color="#ff4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 Často kladené otázky</text:p>
      <text:p text:style-name="P1"/>
      <text:p text:style-name="P3">Všeobecne o upratovaní </text:p>
      <text:p text:style-name="P3"/>
      <text:p text:style-name="P2">Nižšie uvedené informácie sa vzťahujú k jarnému upratovaniu 2017.</text:p>
      <text:p text:style-name="P2"/>
      <text:p text:style-name="P4">Ako to funguje?</text:p>
      <text:p text:style-name="P4"/>
      <text:p text:style-name="P6">Akcia je organizovaná úzkym tímom usporiadateľov. Hlavnú úlohu v uskutočnení samotných upratovaní však hrajú dobrovoľní <text:span text:style-name="T1">organizátori miestnych upratovaní </text:span>– aktívni ľudia, ktorí majú záujem o svoje okolie a chuť niečo zmeniť. Sú to naši hrdinovia a kľúčoví spolupracovníci, ich úlohou je pripraviť upratovanie pre väčšiu, či menšiu skupinu <text:span text:style-name="T1">dobrovoľníkov.</text:span> Tí potom spolu s organizátormi upracú vybranú lokalitu.</text:p>
      <text:p text:style-name="P6"/>
      <text:p text:style-name="P6">My im k tomu poskytujeme ako metodickú, tak materiálnu podporu. <text:span text:style-name="T1">Radíme</text:span>, čo všetko je treba premyslieť a prichystať, na čo si dávať pozor a ako sa chovať pri upratovaní. <text:span text:style-name="T1">Zaisťujeme rukavice a pevné vrecia</text:span> pre zber odpadu.</text:p>
      <text:p text:style-name="P4"/>
      <text:p text:style-name="P4">Kto sa môže zapojiť?</text:p>
      <text:p text:style-name="P4"/>
      <text:p text:style-name="P6"><text:span text:style-name="T1">Zapojiť sa môže </text:span>naozaj <text:span text:style-name="T1">každý</text:span>, kto si v deň upratovania nájde čas. Pozor, upratovať sa môže aj v iný deň než je hlavný upratovací termín (upratovania poriadané v inom termíne hľadajte na Mape) Účasť na akcii nijako neobmedzujeme, a aj keď vieme, že pre niektorých môže byť zber odpadu náročnejší, veríme, že <text:span text:style-name="T1">keď sa chce</text:span>, <text:span text:style-name="T1">všetko sa dá</text:span>! A naši skvelí dobrovoľníci nám to pravidelne potvrdzujú.</text:p>
      <text:p text:style-name="P6"/>
      <text:p text:style-name="P6">Pokiaľ nieje vo vašich silách zúčastniť sa samotného upratovania, do boja proti čiernym skládkam a neporiadku sa môžete zapojiť tiež ich <text:span text:style-name="T1">mapovaním </text:span>pomocou aplikácie <text:span text:style-name="T2">ZmapujTo.cz, </text:span><text:span text:style-name="T3">alebo tým, že o nás </text:span><text:span text:style-name="T4">dáte vedieť </text:span><text:span text:style-name="T3">svojim priateľom a známym. </text:span></text:p>
      <text:p text:style-name="P4"/>
      <text:p text:style-name="P4">Kedy sa upratovanie koná?</text:p>
      <text:p text:style-name="P4"/>
      <text:p text:style-name="P6">Hlavný termín jarných upratovaní je naplánovaný na <text:span text:style-name="T1">sobotu 8. apríla 2017</text:span>. To ale neznamená, že si svoje upratovanie nemôžete usporiadať v inom termíne, ktorý vám vyhovuje viac. Pokiaľ je to možné, <text:span text:style-name="T1">voľte prosím dátum čo najbližší hlavnému termínu akcie</text:span>. Tým nám zjednodušíte zaistenie potrebného materiálu pre vaše upratovanie.</text:p>
      <text:p text:style-name="P4"/>
      <text:p text:style-name="P4">Akú dlhú dobu si mám na upratovanie vyhradiť?</text:p>
      <text:p text:style-name="P4"/>
      <text:p text:style-name="P6">Dĺžka trvania upratovacej akcie <text:span text:style-name="T1">je rôzna</text:span>. Odvíja sa od veľkosti plochy, ktorú chcete upratať, a tiež od prípadného sprievodného programu upratovačky, ktorý niektorí organizátori tiež pripravujú. <text:span text:style-name="T1">Obvykle sa však </text:span>jedná o zhruba poldenné akcie.</text:p>
      <text:p text:style-name="P4"/>
      <text:p text:style-name="P4">Prečo by som mal upratovať odpad, ktorý som sám neodhodil?</text:p>
      <text:p text:style-name="P4"/>
      <text:p text:style-name="P6">Pretože vám rovnako ako nám záleží na tom, ako vyzerá naše okolie. A nevieme isto, či ten, kto po sebe odpad odhodil, má v pláne ho po sebe odpratať. Vlastne <text:soft-page-break/>vieme – nemá, a preto je to na nás.</text:p>
      <text:p text:style-name="P4"/>
      <text:p text:style-name="P3">Organizátor </text:p>
      <text:p text:style-name="P3"/>
      <text:p text:style-name="P4">Chceme organizovať upratovanie dvaja či viacerí. Je to možné?</text:p>
      <text:p text:style-name="P4"/>
      <text:p text:style-name="P6">Samozrejme. Len vás poprosíme, <text:span text:style-name="T1">určite jedného človeka, ktorý sa zaregistruje ako organizátor</text:span>, a s ktorým budeme komunikovať. Medzi sebou si potom rozdeľte úlohy.</text:p>
      <text:p text:style-name="P4"/>
      <text:p text:style-name="P4">Prečo by som sa mal registrovať na webe Upracme svet, upracme Slovensko?</text:p>
      <text:p text:style-name="P4"/>
      <text:p text:style-name="P6">Z niekoľkých dôvodov. Stanete sa súčasťou zmysluplnej akcie, ktorá má zaistenú organizáciu a propagáciu. Poskytneme vám metodické vedenie ako svoje upratovanie čo najlepšie zorganizovať, propagovať a dotiahnuť do zdarného výsledku. Pomôžeme vám vytipovať čierne skládky vhodné k uprataniu, zoženieme ďalších dobrovoľníkov a poradíme, ako zaistiť likvidáciu zozbieraného odpadu. V neposlednom rade od nás obdržíte balíček s vrecami na odpad, bezpečnostnými pokynmi a a keď sa podarí, možno i niečo naviac :-) <text:s/></text:p>
      <text:p text:style-name="P4"/>
      <text:p text:style-name="P4">Mám nárok na zaistenie rukavíc a vriec pre mojich dobrovoľníkov?</text:p>
      <text:p text:style-name="P4"/>
      <text:p text:style-name="P7">Vďaka podpore ministerstva životného prostredia by pre rok 2017 mal byť materiálu pre všetkých záujemcov o upratovanie dostatok. Na druhú stranu Z<text:span text:style-name="T3">ásoby nie sú bezodné a nevieme dopredu koľko organizátorov a dobrovoľníkov sa v tomto roku zapojí. Všeobecne však platí, že pre včas zaregistrovaných organizátorov, ktorí vyplnia všetky potrebné údaje o svojom upratovaní materiál k dispozícii bude (aj keby sme mali pri najhoršom požadované množstvo podeliť...) Vyplňujte preto svoje požiadavky na materiál zodpovedne, tak, aby sa dostalo na všetkých.</text:span></text:p>
      <text:p text:style-name="P5"/>
      <text:p text:style-name="P4">Ako zistím, koľko upratovaní je už zaregistrovaných?</text:p>
      <text:p text:style-name="P4"/>
      <text:p text:style-name="P6">Počet zaregistrovaných upratovaní nájdete na hlavnej <text:span text:style-name="T5">stránke Upracme svet, upracme Slovensko, </text:span><text:span text:style-name="T3">alebo tiež na</text:span><text:span text:style-name="T5"> Mape upratovaní </text:span><text:span text:style-name="T3">dole pod zoznamom zaregistrovaných upratovaní.</text:span></text:p>
      <text:p text:style-name="P4"/>
      <text:p text:style-name="P4">Komunikácia s úradmi – čo, kde a prečo je treba nahlásiť?</text:p>
      <text:p text:style-name="P4"/>
      <text:p text:style-name="P6">Plánovanú akciu je potrebné nahlásiť na miestnom obecnom či mestskom úrade. Hlavným dôvodom je dohoda o odvoze zozbieraného odpadu, ktorý by úrad mal zaistiť. Ďalším dôvodom je tiež prípadná spolupráca obce na organizácii akcie a jej propagácii, napríklad vyvesením pozvánky na upratovaciu akciu na informačnej tabuli obce, na webových stránkach, či v spravodaji. V prípade problémov v komunikácii s úradmi sa neváhajte obracať na <text:span text:style-name="T5">náš realizačný tím.</text:span> Radi vám pomôžeme.</text:p>
      <text:p text:style-name="P4"/>
      <text:p text:style-name="P4">Ako mám postupovať pri komunikácii s úradmi? Na koho sa obrátiť?</text:p>
      <text:p text:style-name="P4"/>
      <text:p text:style-name="P6">V závislosti na veľkosti obce či mesta sa menia právomoci a prístup miestnych zastupiteľov a úradníkov. Ak v obci máte, obracajte sa na referent/-tku pre životné prostredie, predovšetkým v otázke zaistenia likvidácie odpadu. Na úradoch Upracme svet, upracme Slovensko poznajú, takže by mali byť spolupráci s vami, <text:soft-page-break/>ako organizátormi, naklonení. Alebo sa obráťte rovno na starostu/-tku. Ak vašu akciu zaštíti, alebo vezme sa svoju, máte vyhrané. </text:p>
      <text:p text:style-name="P4"/>
      <text:p text:style-name="P4">Ako pre svoje upratovanie zoženiem dobrovoľníkov?</text:p>
      <text:p text:style-name="P4"/>
      <text:p text:style-name="P6">Základom je propagácia v mieste, kde chcete upratovať. Materiál s radami, ako to najlepšie urobiť vám zašleme na e-mail po vašej registrácii. Celoplošnú propagáciu v médiách potom zaistíme my, a to cez mediálnych partnerov akcie. Oslovení dobrovoľníci sa môžu pripojiť k vášmu upratovaniu prostredníctvom <text:span text:style-name="T5">Mapy upratovaní,</text:span> kontakty na nich uvidíte v <text:span text:style-name="T5">Administrácii organizátora.</text:span></text:p>
      <text:p text:style-name="P4"/>
      <text:p text:style-name="P4">Kedy a ako mi budú doručené materiály pre upratovanie?</text:p>
      <text:p text:style-name="P4"/>
      <text:p text:style-name="P6">Materiály vám zašleme kuriérom v týždni pred konaním akcie, takže do piatku pred hlavným upratovacím termínom budú u vás, s tým, že ich počty uvidíte už skôr v Administrácii organizátora v záložke Balíček s materiálom. <text:s/></text:p>
      <text:p text:style-name="P4"/>
      <text:p text:style-name="P4">Ako môžem ďalej podporiť Upracme svet, upracme Slovensko, okrem aktívnej účasti na upratovaní?</text:p>
      <text:p text:style-name="P4"/>
      <text:p text:style-name="P6">Predovšetkým finančne. Pre dobrovoľnícku akciu celorepublikového významu je finančná podpora zásadná. Bez nej by sme neboli schopní zohnať pracovné rukavice ani vrecia pre našich skvelých upratovačov, ktorí sa k našej radosti do akcie zapájajú v stále hojnejšom počte, rovnako tak ako logistiku a organizačnú stránku akcie. </text:p>
      <text:p text:style-name="P6"/>
      <text:p text:style-name="P6">Podrobnosti nájdete v sekcii <text:span text:style-name="T5">Finančná podpora. </text:span></text:p>
      <text:p text:style-name="P4"/>
      <text:p text:style-name="P4"/>
      <text:p text:style-name="P3">Dobrovoľník</text:p>
      <text:p text:style-name="P3"/>
      <text:p text:style-name="P4">Sme skupina dobrovoľníkov. Musíme sa na webe USUS zaregistrovať každý zvlášť?</text:p>
      <text:p text:style-name="P4"/>
      <text:p text:style-name="P6">Nemusíte. Pri registrácii máte možnosť zvoliť počet dobrovoľníkov a na jediné meno tak zaregistrovať i niekoľko osôb. </text:p>
      <text:p text:style-name="P4"/>
      <text:p text:style-name="P4">Ako zistím, či sa v okolí môjho bydliska organizuje upratovanie a kto ho organizuje?</text:p>
      <text:p text:style-name="P4"/>
      <text:p text:style-name="P6">Informácie o existujúcich upratovaniach nájdete v interaktívnej mape zverejnenej na webovej stránke Upracme svet, upracme Slovensko: <text:a xlink:type="simple" xlink:href="http://www.upracmeslovensko.sk/map/" text:style-name="Internet_20_link" text:visited-style-name="Visited_20_Internet_20_Link">www.upracmeslovensko.sk/map/</text:a><text:span text:style-name="T6"> </text:span><text:span text:style-name="T3">(registrované upratovania sú na mape značené modrou ikonkou). </text:span></text:p>
      <text:p text:style-name="P4"/>
      <text:p text:style-name="P4">Ako prebieha prihlasovanie? Ako sa môžem pridať k už zaregistrovanému upratovaniu? </text:p>
      <text:p text:style-name="P4"/>
      <text:p text:style-name="P6">Prvým krokom prihlasovania dobrovoľníka je <text:span text:style-name="T5">registrácia</text:span>. Po vyplnení jednoduchého registračného formulára sa vám na vašom účte zobrazia informácie o upratovaniach <text:s/>poriadaných vo vašom okolí s možnosťou pripojenia sa. Alternatívou je využitie interaktívnej mapy, kde sa po registrácii tiež môžete pripojiť k vami zvolenému organizátorovi.</text:p>
      <text:p text:style-name="P4"/>
      <text:p text:style-name="P4"><text:soft-page-break/>Čo robiť, ak sa mi neozýva organizátor miestneho upratovania, ku ktorému som sa pripojil/-a?</text:p>
      <text:p text:style-name="P4"/>
      <text:p text:style-name="P6">Najprv skúste organizátora kontaktovať telefonicky (pokiaľ organizátor uviedol telefonický kontakt). Ak sa vám nepodarí s organizátorom spojiť, obráťte sa na náš <text:span text:style-name="T5">realizačný tým</text:span>. Pomôžeme vám. </text:p>
      <text:p text:style-name="P4"/>
      <text:p text:style-name="P4">V mojom okolí zatiaľ nieje hlásené žiadne upratovanie. Môžem sa i tak prihlásiť ako dobrovoľník?</text:p>
      <text:p text:style-name="P4"/>
      <text:p text:style-name="P6">Ako dobrovoľník sa môžete prihlásiť nezávisle na existencii upratovaní vo vašom okolí. Akonáhle sa organizácie niekto ujme, jednoducho sa k jeho akcii pridáte. Pokiaľ sa tak nestane, môžete nabrať odvahu a pustiť sa do organizácie vlastného upratovania. Nieje to nič zložité a v prípade potreby je vám plne k dispozícii <text:span text:style-name="T5">náš tím</text:span>.</text:p>
      <text:p text:style-name="P4"/>
      <text:p text:style-name="P4">Prihlásil/a som sa ako nezaradený dobrovoľník, ale doposiaľ sa neobjavil nikto, kto by sa ujal organizácie upratovania. Čo mám robiť?</text:p>
      <text:p text:style-name="P4"/>
      <text:p text:style-name="P6">Nevzdávajte to a zamyslite sa, či by ste to nemohli byť práve vy, kto upratovanie zorganizuje. Náš tím vám s tým s radosťou pomôže. V prípade, že sa na organizáciu necítite, môžete sa samozrejme zúčastniť i ako samostatný dobrovoľník. V tom prípade vám ale bohužiaľ nebudeme schopní zaistiť materiálnu podporu.</text:p>
      <text:p text:style-name="P4"/>
      <text:p text:style-name="P4"/>
      <text:p text:style-name="P4"/>
      <text:p text:style-name="P3">Odpad</text:p>
      <text:p text:style-name="P2"/>
      <text:p text:style-name="P4">Kam bude odpad zo skládok smerovať, čo sa s ním stane? </text:p>
      <text:p text:style-name="P4"/>
      <text:p text:style-name="P6">Skúsenosti z upratovania skládok ako u nás, tak i v zahraničí, hovoria o veľmi malej miere recyklácie zozbieraných odpadov. Je to dané jednak širokou škálou odpadov, ktoré sa na skládkach nachádzajú, jednak predovšetkým veľkou mierou ich znečistenia, takže sú väčšinou na recykláciu nevhodné. Tiež to závisí na logistike a recyklačných kapacitách v danej lokalite. Každopádne sa dá očakávať, že väčšina odpadu bude končiť na legálnych skládkach, príp. v spaľovni. S tým je zviazaná podmienka spoluúčasti miestne príslušnej obce, pretože uloženie na skládky je zo zákona spoplatnené a teda poplatky za odvoz a uloženie budú v réžii obce (mestskej časti). Na miestach, kde obec nebude ochotná poplatok uhradiť, sa potom bude akcia redukovať na bežné prečisťovacie upratovanie voľne pohodených odpadkov, však aj to je často potrebné. <text:s/></text:p>
      <text:p text:style-name="P4"/>
      <text:p text:style-name="P4">Čo robiť, ak pri upratovaní narazím na nebezpečný odpad?</text:p>
      <text:p text:style-name="P4"/>
      <text:p text:style-name="P6">Odpoveď na túto otázku nieje úplne jednoznačná. Záleží to na type odpadu. Ale nebojte, pred upratovačkou vás budeme včas informovať o tom, ako nebezpečný odpad rozoznať a ako s ním zachádzať. Všetky informácie ďalej nájdete na našom webe v <text:span text:style-name="T5">manuáli pre organizátor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 </meta:initial-creator>
    <meta:creation-date>2017-03-02T21:39:51.95</meta:creation-date>
    <dc:date>2017-03-03T21:23:49.69</dc:date>
    <dc:creator>Ivan </dc:creator>
    <meta:editing-duration>PT9H15M45S</meta:editing-duration>
    <meta:editing-cycles>4</meta:editing-cycles>
    <meta:generator>OpenOffice/4.1.2$Win32 OpenOffice.org_project/412m3$Build-9782</meta:generator>
    <meta:document-statistic meta:table-count="0" meta:image-count="0" meta:object-count="0" meta:page-count="4" meta:paragraph-count="53" meta:word-count="1409" meta:character-count="9438"/>
  </office:meta>
</office:document-meta>
</file>